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ktop Computer Specification</text:p>
      <text:p text:style-name="Standard"/>
      <text:p text:style-name="Standard">A high-performance desktop computer designed for gaming, content creation, or professional workloads.</text:p>
      <text:p text:style-name="Standard">1. Processor (CPU)</text:p>
      <text:p text:style-name="Standard"/>
      <text:p text:style-name="Standard"><text:s text:c="4"/>Intel Core i9-14900K (24 cores, 32 threads, up to 6.0 GHz)</text:p>
      <text:p text:style-name="Standard"><text:s text:c="4"/>OR AMD Ryzen 9 7950X (16 cores, 32 threads, up to 5.7 GHz)</text:p>
      <text:p text:style-name="Standard"/>
      <text:p text:style-name="Standard">2. Memory (RAM)</text:p>
      <text:p text:style-name="Standard"/>
      <text:p text:style-name="Standard"><text:s text:c="4"/>32GB DDR5 6000MHz (Expandable up to 64GB or 128GB)</text:p>
      <text:p text:style-name="Standard"/>
      <text:p text:style-name="Standard">3. Storage</text:p>
      <text:p text:style-name="Standard"/>
      <text:p text:style-name="Standard"><text:s text:c="4"/>1TB NVMe PCIe 4.0 SSD (OS and primary applications)</text:p>
      <text:p text:style-name="Standard"><text:s text:c="4"/>2TB SATA SSD (Additional storage)</text:p>
      <text:p text:style-name="Standard"/>
      <text:p text:style-name="Standard">4. Graphics Card (GPU)</text:p>
      <text:p text:style-name="Standard"/>
      <text:p text:style-name="Standard"><text:s text:c="4"/>NVIDIA RTX 4090 (24GB GDDR6X)</text:p>
      <text:p text:style-name="Standard"><text:s text:c="4"/>OR AMD Radeon RX 7900 XTX (24GB GDDR6)</text:p>
      <text:p text:style-name="Standard"/>
      <text:p text:style-name="Standard">5. Motherboard</text:p>
      <text:p text:style-name="Standard"/>
      <text:p text:style-name="Standard"><text:s text:c="4"/>Compatible motherboard with PCIe 5.0, WiFi 6E, and 2.5Gb LAN</text:p>
      <text:p text:style-name="Standard"><text:s text:c="4"/>Supports overclocking</text:p>
      <text:p text:style-name="Standard"/>
      <text:p text:style-name="Standard">6. Power Supply (PSU)</text:p>
      <text:p text:style-name="Standard"/>
      <text:p text:style-name="Standard"><text:s text:c="4"/>1000W 80+ Platinum Modular PSU</text:p>
      <text:p text:style-name="Standard"/>
      <text:p text:style-name="Standard">7. Cooling System</text:p>
      <text:p text:style-name="Standard"/>
      <text:p text:style-name="Standard"><text:s text:c="4"/>360mm Liquid AIO Cooler for CPU</text:p>
      <text:p text:style-name="Standard"><text:s text:c="4"/>Additional case fans for optimal airflow</text:p>
      <text:p text:style-name="Standard"/>
      <text:p text:style-name="Standard">8. Operating System</text:p>
      <text:p text:style-name="Standard"/>
      <text:p text:style-name="Standard"><text:s text:c="4"/>Windows 11 Pro (64-bit)</text:p>
      <text:p text:style-name="Standard"><text:s text:c="4"/>OR Linux (Ubuntu 22.04 LTS)</text:p>
      <text:p text:style-name="Standard"/>
      <text:p text:style-name="Standard">9. Connectivity</text:p>
      <text:p text:style-name="Standard"/>
      <text:p text:style-name="Standard"><text:s text:c="4"/>WiFi 6E + Bluetooth 5.2</text:p>
      <text:p text:style-name="Standard"><text:s text:c="4"/>2.5Gb Ethernet port</text:p>
      <text:p text:style-name="Standard"/>
      <text:p text:style-name="Standard">10. Ports &amp; Expansion</text:p>
      <text:p text:style-name="Standard"/>
      <text:p text:style-name="Standard"><text:soft-page-break/><text:s text:c="4"/>USB 3.2 Gen 2 Type-C &amp; Type-A</text:p>
      <text:p text:style-name="Standard"><text:s text:c="4"/>HDMI 2.1 &amp; DisplayPort 1.4</text:p>
      <text:p text:style-name="Standard"><text:s text:c="4"/>PCIe slots for future upgrades</text:p>
      <text:p text:style-name="Standard"/>
      <text:p text:style-name="Standard">11. Display (Optional)</text:p>
      <text:p text:style-name="Standard"/>
      <text:p text:style-name="Standard"><text:s text:c="4"/>32” 4K 144Hz Monitor (HDR Support)</text:p>
      <text:p text:style-name="Standard"/>
      <text:p text:style-name="Standard">12. Accessories (Optional)</text:p>
      <text:p text:style-name="Standard"/>
      <text:p text:style-name="Standard"><text:s text:c="4"/>Mechanical keyboard, high-DPI gaming mouse, professional headset</text:p>
      <text:p text:style-name="Standard"/>
      <text:p text:style-name="Standard">Web Server Specification</text:p>
      <text:p text:style-name="Standard"/>
      <text:p text:style-name="Standard">A dedicated server for hosting websites, applications, and databases.</text:p>
      <text:p text:style-name="Standard">1. Processor (CPU)</text:p>
      <text:p text:style-name="Standard"/>
      <text:p text:style-name="Standard"><text:s text:c="4"/>Intel Xeon Silver 4314 (16 cores, 32 threads, 2.4 GHz base, 3.4 GHz turbo)</text:p>
      <text:p text:style-name="Standard"><text:s text:c="4"/>OR AMD EPYC 7313P (16 cores, 32 threads, 3.0 GHz base, 3.7 GHz turbo)</text:p>
      <text:p text:style-name="Standard"/>
      <text:p text:style-name="Standard">2. Memory (RAM)</text:p>
      <text:p text:style-name="Standard"/>
      <text:p text:style-name="Standard"><text:s text:c="4"/>128GB DDR4 ECC (Error-Correcting Code) RAM</text:p>
      <text:p text:style-name="Standard"><text:s text:c="4"/>Expandable up to 512GB</text:p>
      <text:p text:style-name="Standard"/>
      <text:p text:style-name="Standard">3. Storage</text:p>
      <text:p text:style-name="Standard"/>
      <text:p text:style-name="Standard"><text:s text:c="4"/>2x 1TB NVMe SSD (RAID 1 for OS and applications)</text:p>
      <text:p text:style-name="Standard"><text:s text:c="4"/>4x 4TB SATA HDD (RAID 10 for data storage)</text:p>
      <text:p text:style-name="Standard"/>
      <text:p text:style-name="Standard">4. Motherboard</text:p>
      <text:p text:style-name="Standard"/>
      <text:p text:style-name="Standard"><text:s text:c="4"/>Enterprise-grade server motherboard with IPMI remote management</text:p>
      <text:p text:style-name="Standard"><text:s text:c="4"/>Supports multiple PCIe slots</text:p>
      <text:p text:style-name="Standard"/>
      <text:p text:style-name="Standard">5. Power Supply (PSU)</text:p>
      <text:p text:style-name="Standard"/>
      <text:p text:style-name="Standard"><text:s text:c="4"/>Redundant 1200W 80+ Platinum PSU</text:p>
      <text:p text:style-name="Standard"/>
      <text:p text:style-name="Standard">6. Cooling System</text:p>
      <text:p text:style-name="Standard"/>
      <text:p text:style-name="Standard"><text:s text:c="4"/>High-efficiency passive and active cooling with multiple case fans</text:p>
      <text:p text:style-name="Standard"/>
      <text:p text:style-name="Standard">7. Operating System</text:p>
      <text:p text:style-name="Standard"/>
      <text:p text:style-name="Standard"><text:s text:c="4"/>Linux (Ubuntu Server 22.04 LTS or CentOS 8)</text:p>
      <text:p text:style-name="Standard"><text:s text:c="4"/>Windows Server 2022 (if required)</text:p>
      <text:p text:style-name="Standard"/>
      <text:p text:style-name="Standard">8. Network &amp; Connectivity</text:p>
      <text:p text:style-name="Standard"><text:soft-page-break/></text:p>
      <text:p text:style-name="Standard"><text:s text:c="4"/>Dual 10Gb Ethernet Ports</text:p>
      <text:p text:style-name="Standard"><text:s text:c="4"/>Redundant internet connectivity (failover support)</text:p>
      <text:p text:style-name="Standard"/>
      <text:p text:style-name="Standard">9. Security &amp; Virtualization</text:p>
      <text:p text:style-name="Standard"/>
      <text:p text:style-name="Standard"><text:s text:c="4"/>Hardware RAID Controller with BBU</text:p>
      <text:p text:style-name="Standard"><text:s text:c="4"/>TPM 2.0 Security Module</text:p>
      <text:p text:style-name="Standard"><text:s text:c="4"/>Virtualization support (VMware ESXi, Proxmox, or Docker)</text:p>
      <text:p text:style-name="Standard"/>
      <text:p text:style-name="Standard">10. Backup &amp; Redundancy</text:p>
      <text:p text:style-name="Standard"/>
      <text:p text:style-name="Standard"><text:s text:c="4"/>Automatic nightly backups to external NAS</text:p>
      <text:p text:style-name="Standard"><text:s text:c="4"/>Offsite cloud backup integration</text:p>
      <text:p text:style-name="Standard"/>
      <text:p text:style-name="Standard">11. Expandability &amp; Future-Proofing</text:p>
      <text:p text:style-name="Standard"/>
      <text:p text:style-name="Standard"><text:s text:c="4"/>Hot-swappable drive bays for storage upgrades</text:p>
      <text:p text:style-name="Standard"><text:s text:c="4"/>PCIe slots for additional network/storage expansion</text:p>
      <text:p text:style-name="Standard"/>
      <text:p text:style-name="Standard">12. Additional Software</text:p>
      <text:p text:style-name="Standard"/>
      <text:p text:style-name="Standard"><text:s text:c="4"/>Apache/Nginx Web Server</text:p>
      <text:p text:style-name="Standard"><text:s text:c="4"/>MySQL/MariaDB/PostgreSQL Database Server</text:p>
      <text:p text:style-name="Standard"><text:s text:c="4"/>Docker &amp; Kubernetes for containerized applicat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3T13:10:00.318735626</meta:creation-date>
    <meta:editing-duration>PT20M8S</meta:editing-duration>
    <meta:editing-cycles>2</meta:editing-cycles>
    <meta:generator>LibreOffice/6.4.7.2$Linux_X86_64 LibreOffice_project/40$Build-2</meta:generator>
    <dc:date>2025-02-13T13:29:47.196126968</dc:date>
    <meta:document-statistic meta:table-count="0" meta:image-count="0" meta:object-count="0" meta:page-count="3" meta:paragraph-count="73" meta:word-count="392" meta:character-count="2676" meta:non-whitespace-character-count="2177"/>
  </office:meta>
</office:document-meta>
</file>